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Ubuntu" officeooo:paragraph-rsid="001f037d"/>
    </style:style>
    <style:style style:name="P2" style:family="paragraph" style:parent-style-name="Standard">
      <style:paragraph-properties fo:line-height="200%" fo:text-align="end" style:justify-single-word="false"/>
      <style:text-properties style:font-name="Ubuntu" officeooo:rsid="001f0c55" officeooo:paragraph-rsid="001f0c55"/>
    </style:style>
    <style:style style:name="P3" style:family="paragraph" style:parent-style-name="Standard">
      <style:paragraph-properties fo:line-height="200%" fo:text-align="start" style:justify-single-word="false"/>
      <style:text-properties style:font-name="Ubuntu" officeooo:rsid="001f0c55" officeooo:paragraph-rsid="001fcc60"/>
    </style:style>
    <style:style style:name="P4" style:family="paragraph" style:parent-style-name="Standard">
      <style:paragraph-properties fo:text-align="end" style:justify-single-word="false"/>
      <style:text-properties style:font-name="Ubuntu" officeooo:paragraph-rsid="001f037d"/>
    </style:style>
    <style:style style:name="P5" style:family="paragraph" style:parent-style-name="Standard">
      <style:paragraph-properties fo:text-align="center" style:justify-single-word="false"/>
      <style:text-properties style:font-name="Ubuntu" officeooo:paragraph-rsid="001f037d"/>
    </style:style>
    <style:style style:name="P6" style:family="paragraph" style:parent-style-name="Standard">
      <style:paragraph-properties fo:line-height="200%" fo:text-align="center" style:justify-single-word="false"/>
      <style:text-properties style:font-name="Ubuntu" fo:font-weight="bold" officeooo:paragraph-rsid="001f037d" style:font-weight-asian="bold" style:font-weight-complex="bold"/>
    </style:style>
    <style:style style:name="P7" style:family="paragraph" style:parent-style-name="Standard">
      <style:paragraph-properties fo:line-height="200%" fo:text-align="center" style:justify-single-word="false"/>
      <style:text-properties style:font-name="Ubuntu" officeooo:paragraph-rsid="001f037d"/>
    </style:style>
    <style:style style:name="P8" style:family="paragraph" style:parent-style-name="Standard">
      <style:paragraph-properties fo:line-height="200%" fo:text-align="center" style:justify-single-word="false"/>
      <style:text-properties officeooo:paragraph-rsid="001f037d"/>
    </style:style>
    <style:style style:name="P9" style:family="paragraph" style:parent-style-name="Standard">
      <style:paragraph-properties fo:text-align="center" style:justify-single-word="false"/>
      <style:text-properties officeooo:paragraph-rsid="001f037d"/>
    </style:style>
    <style:style style:name="P10" style:family="paragraph" style:parent-style-name="Text_20_body">
      <style:text-properties style:font-name="Ubuntu"/>
    </style:style>
    <style:style style:name="P11" style:family="paragraph" style:parent-style-name="Text_20_body" style:list-style-name="L4">
      <style:paragraph-properties fo:line-height="200%" fo:text-align="start" style:justify-single-word="false"/>
      <style:text-properties style:font-name="Ubuntu" officeooo:rsid="001f0c55" officeooo:paragraph-rsid="001fcc60"/>
    </style:style>
    <style:style style:name="P12" style:family="paragraph" style:parent-style-name="Text_20_body" style:list-style-name="L6">
      <style:text-properties style:font-name="Ubuntu"/>
    </style:style>
    <style:style style:name="P13" style:family="paragraph" style:parent-style-name="Text_20_body" style:list-style-name="L7">
      <style:text-properties style:font-name="Ubuntu"/>
    </style:style>
    <style:style style:name="P14" style:family="paragraph" style:parent-style-name="Text_20_body">
      <style:paragraph-properties fo:line-height="200%"/>
      <style:text-properties style:font-name="Ubuntu" officeooo:paragraph-rsid="0021b6a7"/>
    </style:style>
    <style:style style:name="P15" style:family="paragraph" style:parent-style-name="Text_20_body">
      <style:paragraph-properties fo:line-height="200%"/>
      <style:text-properties style:font-name="Ubuntu" officeooo:paragraph-rsid="0022fbe1"/>
    </style:style>
    <style:style style:name="P16" style:family="paragraph" style:parent-style-name="Text_20_body">
      <style:paragraph-properties fo:line-height="200%" fo:text-align="end" style:justify-single-word="false"/>
      <style:text-properties style:font-name="Ubuntu" officeooo:paragraph-rsid="0022fbe1"/>
    </style:style>
    <style:style style:name="P17" style:family="paragraph" style:parent-style-name="Text_20_body">
      <style:paragraph-properties fo:line-height="200%" fo:text-align="start" style:justify-single-word="false"/>
      <style:text-properties style:font-name="Ubuntu" officeooo:paragraph-rsid="0022fbe1"/>
    </style:style>
    <style:style style:name="P18" style:family="paragraph" style:parent-style-name="Text_20_body">
      <style:paragraph-properties fo:line-height="200%" fo:text-align="end" style:justify-single-word="false"/>
      <style:text-properties style:font-name="Ubuntu" officeooo:rsid="0022fbe1" officeooo:paragraph-rsid="0022fbe1"/>
    </style:style>
    <style:style style:name="P19" style:family="paragraph" style:parent-style-name="Text_20_body">
      <style:paragraph-properties fo:line-height="200%" fo:text-align="start" style:justify-single-word="false"/>
      <style:text-properties style:font-name="Ubuntu" officeooo:rsid="0022fbe1" officeooo:paragraph-rsid="0022fbe1"/>
    </style:style>
    <style:style style:name="P20" style:family="paragraph" style:parent-style-name="Text_20_body">
      <style:paragraph-properties fo:line-height="200%" fo:text-align="start" style:justify-single-word="false"/>
      <style:text-properties officeooo:paragraph-rsid="0022fbe1"/>
    </style:style>
    <style:style style:name="P21" style:family="paragraph" style:parent-style-name="Text_20_body">
      <style:paragraph-properties fo:line-height="200%" fo:text-align="start" style:justify-single-word="false"/>
      <style:text-properties officeooo:paragraph-rsid="002492c2"/>
    </style:style>
    <style:style style:name="P22" style:family="paragraph" style:parent-style-name="Text_20_body">
      <style:paragraph-properties fo:line-height="200%" fo:text-align="start" style:justify-single-word="false"/>
      <style:text-properties officeooo:rsid="002492c2" officeooo:paragraph-rsid="002492c2"/>
    </style:style>
    <style:style style:name="T1" style:family="text">
      <style:text-properties officeooo:rsid="001f037d"/>
    </style:style>
    <style:style style:name="T2" style:family="text">
      <style:text-properties style:font-name="Ubuntu"/>
    </style:style>
    <style:style style:name="T3" style:family="text">
      <style:text-properties style:font-name="Ubuntu" officeooo:rsid="001f037d"/>
    </style:style>
    <style:style style:name="T4" style:family="text">
      <style:text-properties officeooo:rsid="001fcc60"/>
    </style:style>
    <style:style style:name="T5" style:family="text">
      <style:text-properties fo:font-weight="bold"/>
    </style:style>
    <style:style style:name="T6" style:family="text">
      <style:text-properties style:font-name="Ubuntu" fo:font-style="normal" style:font-style-asian="normal" style:font-style-complex="normal"/>
    </style:style>
    <style:style style:name="T7" style:family="text">
      <style:text-properties style:font-name="Ubuntu" fo:font-style="normal" officeooo:rsid="002492c2" style:font-style-asian="normal" style:font-style-complex="normal"/>
    </style:style>
    <style:style style:name="T8" style:family="text">
      <style:text-properties style:font-name="Ubuntu" fo:font-style="italic" style:font-style-asian="italic" style:font-style-complex="italic"/>
    </style:style>
    <style:style style:name="T9" style:family="text">
      <style:text-properties officeooo:rsid="0021b6a7"/>
    </style:style>
    <style:style style:name="T10" style:family="text">
      <style:text-properties officeooo:rsid="0022fbe1"/>
    </style:style>
    <style:style style:name="T11" style:family="text">
      <style:text-properties fo:font-style="italic" style:font-style-asian="italic" style:font-style-complex="italic"/>
    </style:style>
    <style:style style:name="T12" style:family="text">
      <style:text-properties fo:font-style="normal" officeooo:rsid="002492c2" style:font-style-asian="normal" style:font-style-complex="normal"/>
    </style:style>
    <style:style style:name="T13" style:family="text">
      <style:text-properties officeooo:rsid="002492c2"/>
    </style:style>
    <style:style style:name="T14" style:family="text">
      <style:text-properties officeooo:rsid="0025f16e"/>
    </style:style>
    <style:style style:name="T15" style:family="text">
      <style:text-properties style:text-underline-style="solid" style:text-underline-width="auto" style:text-underline-color="font-color" officeooo:rsid="0021b6a7"/>
    </style:style>
    <style:style style:name="T16" style:family="text">
      <style:text-properties officeooo:rsid="002711eb"/>
    </style:style>
    <style:style style:name="T17" style:family="text">
      <style:text-properties officeooo:rsid="002a6e62"/>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in" fo:text-indent="-0.25in" fo:margin-left="2.789in"/>
        </style:list-level-properties>
      </text:list-level-style-bullet>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p>
      <text:p text:style-name="P5"/>
      <text:p text:style-name="P5"/>
      <text:p text:style-name="P5"/>
      <text:p text:style-name="P5"/>
      <text:p text:style-name="P6">Discussion B<text:span text:style-name="T1">oard 4.1 – Bohm-Jacopini Theorem</text:span></text:p>
      <text:p text:style-name="P1">Eric McCool</text:p>
      <text:p text:style-name="P8"><text:span text:style-name="T2">Bellevue University - </text:span><text:span text:style-name="T3">College</text:span><text:span text:style-name="T2"> of Science and Technology</text:span></text:p>
      <text:p text:style-name="P1">Web231-339A Enterprise JavaScript I</text:p>
      <text:p text:style-name="P1">Professor Krasso</text:p>
      <text:p text:style-name="P1"><text:span text:style-name="T1">November 8</text:span>, 2022</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text:soft-page-break/>2</text:p>
      <text:p text:style-name="P3"><text:tab/>This week we look at the Bohm-Jacopini Theorem, also known as the “structured program theorem” (Wikipedia, 2022). I do not regularly use Wikipedia and do not condone its use in research. However, <text:span text:style-name="T4">of all the pages I searched, </text:span>I <text:span text:style-name="T4">found</text:span> the clearest description <text:span text:style-name="T4">of the theorem in the first paragraph of the page. </text:span>This theorem was written by Corrado Bohm and Giuseppe Jacopini in 1966. <text:span text:style-name="T4">The theorem suggests that “only 3 rules of grammar are needed to combine any set of basic instructions into more complex ones” (</text:span><text:span text:style-name="T10">Rapaport</text:span><text:span text:style-name="T4">, 2004) :</text:span></text:p>
      <text:list xml:id="list3506019988" text:style-name="L4">
        <text:list-item>
          <text:p text:style-name="P11"><text:span text:style-name="T5">Sequence:</text:span> Do this; then do that </text:p>
        </text:list-item>
        <text:list-item text:style-override="L6">
          <text:p text:style-name="P12"><text:span text:style-name="T5">Selection</text:span> (or <text:span text:style-name="T5">choice</text:span>): IF such-&amp;-such is true, <text:line-break/><text:tab/><text:tab/><text:tab/> <text:s text:c="4"/>THEN do this <text:line-break/><text:tab/><text:tab/><text:tab/> <text:s text:c="4"/>ELSE do that </text:p>
        </text:list-item>
        <text:list-item text:style-override="L7">
          <text:p text:style-name="P13"><text:span text:style-name="T5">Repetition</text:span> (or <text:span text:style-name="T5">looping</text:span>): WHILE such-&amp;-such is true<text:line-break/> <text:tab/><text:tab/><text:tab/> <text:s text:c="9"/>DO this </text:p>
        </text:list-item>
      </text:list>
      <text:p text:style-name="P10"/>
      <text:p text:style-name="P14"><text:tab/><text:span text:style-name="T4">As a pretty simple guy, I enjoy pretty simple things. I very much enjoy when things are broken down into basic components, lists, </text:span><text:span text:style-name="T14">and tasks (I am after all, an INTJ)</text:span><text:span text:style-name="T4">. </text:span><text:span text:style-name="T9">This might explain my love of cooking and using or creating recipes. </text:span><text:span text:style-name="T4">This theorem is great because I can see that most things can be broken down as it suggests. </text:span></text:p>
      <text:p text:style-name="P15"><text:span text:style-name="T9"><text:tab/>Take cooking, for example. The </text:span><text:span text:style-name="T15">sequence</text:span><text:span text:style-name="T9"> is the ingredients: add flour, add baking powder, add milk, add butter, then mix. The </text:span><text:span text:style-name="T15">selection</text:span><text:span text:style-name="T9"> is </text:span><text:span text:style-name="T10">a basic If-Then-</text:span><text:span text:style-name="T17">Else</text:span><text:span text:style-name="T10"> statement</text:span><text:span text:style-name="T9">: if </text:span><text:span text:style-name="T10">(If) </text:span><text:span text:style-name="T9">the batter is still lumpy, </text:span><text:span text:style-name="T17">(Then) </text:span><text:span text:style-name="T9">mix it longer. </text:span><text:span text:style-name="T13">O</text:span><text:span text:style-name="T9">therwise </text:span><text:span text:style-name="T17">(Else)</text:span><text:span text:style-name="T10">, </text:span><text:span text:style-name="T9">pour it in a dish. The third component is </text:span><text:span text:style-name="T15">repetition</text:span><text:span text:style-name="T9">. It uses a basic While loop, but a Do-While loop might work, also. And by stating While = True, this implicitly allows for While != True, or False. For instance, While the dish is in the oven (True), do the dishes. Or, While the toothpick is not clean (False) when it is pulled out of the center of the product in the dish, </text:span><text:span text:style-name="T17">(Do) </text:span><text:span text:style-name="T9">wait longer </text:span><text:span text:style-name="T10">then try again until the toothpick comes out clean (True). </text:span><text:span text:style-name="T16">Then move on to a new sequence.</text:span><text:span text:style-name="T10"> </text:span></text:p>
      <text:p text:style-name="P16"><text:soft-page-break/><text:span text:style-name="T9"><text:s text:c="7"/></text:span><text:span text:style-name="T10">3</text:span></text:p>
      <text:p text:style-name="P17"><text:tab/><text:span text:style-name="T10">While I find this theorem can be used to describe hundreds of activities, like driving or programming, there are those who have disproved the theorem. They may have valid points and will need further investigation and reading. However, sticking to my simple perspective, I rather enjoy this theorem and can see myself already applying it to my everyday mundane tasks. </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text:soft-page-break/>4</text:p>
      <text:p text:style-name="P19">References</text:p>
      <text:p text:style-name="P19">Rapaport, W., 2004. <text:span text:style-name="T11">“Great Idea III: The Boehm-Jacopini Theorem and Structured <text:tab/>Programming.” </text:span><text:span text:style-name="T12">Course CSE 111, University at Buffalo – University of New York.</text:span></text:p>
      <text:p text:style-name="P20"><text:span text:style-name="T7"><text:tab/></text:span><text:a xlink:type="simple" xlink:href="https://cse.buffalo.edu/~rapaport/111F04/greatidea3.html" text:style-name="Internet_20_link" text:visited-style-name="Visited_20_Internet_20_Link"><text:span text:style-name="T7">https://cse.buffalo.edu/~rapaport/111F04/greatidea3.html</text:span></text:a></text:p>
      <text:p text:style-name="P22"><text:span text:style-name="T6">Wikipedia, 2022. </text:span><text:span text:style-name="T8">“Structured Program Theorem.” </text:span><text:span text:style-name="T6">Wikipedia.com, Oct 16, 2022.</text:span></text:p>
      <text:p text:style-name="P21"><text:span text:style-name="T7"><text:tab/></text:span><text:a xlink:type="simple" xlink:href="https://en.wikipedia.org/wiki/Structured_program_theorem" text:style-name="Internet_20_link" text:visited-style-name="Visited_20_Internet_20_Link"><text:span text:style-name="T7">https://en.wikipedia.org/wiki/Structured_program_theorem</text:span></text:a></text:p>
      <text:p text:style-name="P10"/>
      <text:p text:style-name="P8"/>
      <text:p text:style-name="P8"/>
      <text:p text:style-name="P8"/>
      <text:p text:style-name="P8"/>
      <text:p text:style-name="P8"/>
      <text:p text:style-name="P8"/>
      <text:p text:style-name="P8"/>
      <text:p text:style-name="P9"><text:s text:c="66"/></text:p>
      <text:p text:style-name="P9"/>
      <text:p text:style-name="P9"/>
      <text:p text:style-name="P9"/>
      <text:p text:style-name="P9"/>
      <text:p text:style-name="P9"/>
      <text:p text:style-name="P9"/>
      <text:p text:style-name="P9"/>
      <text:p text:style-name="P9"/>
      <text:p text:style-name="P9"/>
      <text:p text:style-name="P9"/>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08T08:19:39.113003195</meta:creation-date>
    <dc:date>2022-11-08T09:24:06.823742794</dc:date>
    <meta:editing-duration>PT19M35S</meta:editing-duration>
    <meta:editing-cycles>6</meta:editing-cycles>
    <meta:generator>LibreOffice/6.4.7.2$Linux_X86_64 LibreOffice_project/40$Build-2</meta:generator>
    <meta:document-statistic meta:table-count="0" meta:image-count="0" meta:object-count="0" meta:page-count="4" meta:paragraph-count="23" meta:word-count="437" meta:character-count="2766" meta:non-whitespace-character-count="2234"/>
  </office:meta>
</office:document-meta>
</file>